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53in"/>
    </style:style>
    <style:style style:name="co3" style:family="table-column">
      <style:table-column-properties fo:break-before="auto" style:column-width="1.8244in"/>
    </style:style>
    <style:style style:name="co4" style:family="table-column">
      <style:table-column-properties fo:break-before="auto" style:column-width="2.0535in"/>
    </style:style>
    <style:style style:name="co6" style:family="table-column">
      <style:table-column-properties fo:break-before="auto" style:column-width="1.5728in"/>
    </style:style>
    <style:style style:name="co7" style:family="table-column">
      <style:table-column-properties fo:break-before="auto" style:column-width="1.6382in"/>
    </style:style>
    <style:style style:name="ro7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9327in" fo:break-before="auto" style:use-optimal-row-height="false"/>
    </style:style>
    <style:style style:name="ro4" style:family="table-row">
      <style:table-row-properties style:row-height="0.7665in" fo:break-before="auto" style:use-optimal-row-height="false"/>
    </style:style>
    <style:style style:name="ro5" style:family="table-row">
      <style:table-row-properties style:row-height="1.1917in" fo:break-before="auto" style:use-optimal-row-height="false"/>
    </style:style>
    <style:style style:name="ro6" style:family="table-row">
      <style:table-row-properties style:row-height="1.078in" fo:break-before="auto" style:use-optimal-row-height="false"/>
    </style:style>
    <style:style style:name="ro8" style:family="table-row">
      <style:table-row-properties style:row-height="1.0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fo:color="#000000" fo:font-size="12pt" fo:text-shadow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>
      <style:table-cell-properties fo:background-color="#ffffcc" style:text-align-source="value-type" style:repeat-content="false"/>
      <style:paragraph-properties fo:margin-left="0in"/>
      <style:text-properties fo:color="#000000" fo:font-size="12pt" fo:text-shadow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/>
    </style:style>
    <style:style style:name="ce5" style:family="table-cell" style:parent-style-name="Default">
      <style:table-cell-properties fo:background-color="#ffffcc"/>
      <style:text-properties fo:color="#000000" fo:text-shadow="none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6" table:default-cell-style-name="ce2"/>
        <table:table-column table:style-name="co5" table:default-cell-style-name="Default"/>
        <table:table-column table:style-name="co7" table:default-cell-style-name="ce2"/>
        <table:table-column table:style-name="co5" table:number-columns-repeated="4" table:default-cell-style-name="Default"/>
        <table:table-row table:style-name="ro2">
          <table:table-cell table:style-name="ce1" office:value-type="string">
            <text:p>Test case I 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case Tittle</text:p>
          </table:table-cell>
          <table:table-cell table:style-name="ce1" office:value-type="string">
            <text:p>Pre Requisite</text:p>
          </table:table-cell>
          <table:table-cell table:style-name="ce1" office:value-type="string">
            <text:p>Test Data</text:p>
          </table:table-cell>
          <table:table-cell table:style-name="ce3" office:value-type="string">
            <text:p>Expected Result</text:p>
          </table:table-cell>
          <table:table-cell table:style-name="ce5" office:value-type="string">
            <text:p>P<text:span text:style-name="T1">rioty</text:span></text:p>
          </table:table-cell>
          <table:table-cell table:number-columns-repeated="3"/>
        </table:table-row>
        <table:table-row table:style-name="ro3">
          <table:table-cell table:style-name="ce2" office:value-type="string">
            <text:p>TC_RA_001</text:p>
          </table:table-cell>
          <table:table-cell office:value-type="string">
            <text:p>TS_001( Register Account)</text:p>
          </table:table-cell>
          <table:table-cell office:value-type="string">
            <text:p>Validate Registering an Account by providing only the mandatory fields</text:p>
          </table:table-cell>
          <table:table-cell office:value-type="string">
            <text:p>Open the Application <text:a xlink:href="https://www/">https://www</text:a>.financial managementSystem.com</text:p>
          </table:table-cell>
          <table:table-cell office:value-type="string">
            <text:p>NA</text:p>
          </table:table-cell>
          <table:table-cell office:value-type="string">
            <text:p>User should be logged in to Account Sucessfully.</text:p>
          </table:table-cell>
          <table:table-cell office:value-type="string">
            <text:p>p1</text:p>
          </table:table-cell>
          <table:table-cell table:number-columns-repeated="3"/>
        </table:table-row>
        <table:table-row table:style-name="ro4">
          <table:table-cell office:value-type="string">
            <text:p>TC RA_002</text:p>
          </table:table-cell>
          <table:table-cell office:value-type="string">
            <text:p>TS_001( Register Account)</text:p>
          </table:table-cell>
          <table:table-cell office:value-type="string">
            <text:p>Validate user able to login to valid cresdentials.</text:p>
          </table:table-cell>
          <table:table-cell office:value-type="string">
            <text:p>open the Application https://www.financial managementSystem.com</text:p>
          </table:table-cell>
          <table:table-cell office:value-type="string">
            <text:p>NA</text:p>
          </table:table-cell>
          <table:table-cell table:style-name="ce4" office:value-type="string">
            <text:p>user should be logged in to Account Sucessfully.</text:p>
          </table:table-cell>
          <table:table-cell office:value-type="string">
            <text:p>p1</text:p>
          </table:table-cell>
          <table:table-cell table:number-columns-repeated="3"/>
        </table:table-row>
        <table:table-row table:style-name="ro3">
          <table:table-cell office:value-type="string">
            <text:p>TC RA_003</text:p>
          </table:table-cell>
          <table:table-cell office:value-type="string">
            <text:p>TS_001( Register Account)</text:p>
          </table:table-cell>
          <table:table-cell office:value-type="string">
            <text:p>Validate the user username of functionality.</text:p>
          </table:table-cell>
          <table:table-cell office:value-type="string">
            <text:p>Open the Application https://www.financial managementSystem.com</text:p>
          </table:table-cell>
          <table:table-cell office:value-type="string">
            <text:p>NA</text:p>
          </table:table-cell>
          <table:table-cell office:value-type="string">
            <text:p>User should be able to put the full name.</text:p>
          </table:table-cell>
          <table:table-cell office:value-type="string">
            <text:p>p1</text:p>
          </table:table-cell>
          <table:table-cell table:number-columns-repeated="3"/>
        </table:table-row>
        <table:table-row table:style-name="ro5">
          <table:table-cell office:value-type="string">
            <text:p>TC RA_004</text:p>
          </table:table-cell>
          <table:table-cell office:value-type="string">
            <text:p>TS_001( Register Account)</text:p>
          </table:table-cell>
          <table:table-cell office:value-type="string">
            <text:p>Validate the user password of functionality.</text:p>
          </table:table-cell>
          <table:table-cell office:value-type="string">
            <text:p>open the Application https://www.financial managementSystem.com</text:p>
          </table:table-cell>
          <table:table-cell office:value-type="string">
            <text:p>NA</text:p>
          </table:table-cell>
          <table:table-cell office:value-type="string">
            <text:p>User should be able to put the password .</text:p>
          </table:table-cell>
          <table:table-cell office:value-type="string">
            <text:p>p1</text:p>
          </table:table-cell>
          <table:table-cell table:number-columns-repeated="3"/>
        </table:table-row>
        <table:table-row table:style-name="ro6">
          <table:table-cell office:value-type="string">
            <text:p>TC RA_005</text:p>
          </table:table-cell>
          <table:table-cell office:value-type="string">
            <text:p>TS_001( Register Account)</text:p>
          </table:table-cell>
          <table:table-cell office:value-type="string">
            <text:p>Validate the user forgot password functionality.</text:p>
          </table:table-cell>
          <table:table-cell office:value-type="string">
            <text:p>open the Application https://www.financial managementSystem.com</text:p>
          </table:table-cell>
          <table:table-cell office:value-type="string">
            <text:p>NA</text:p>
          </table:table-cell>
          <table:table-cell office:value-type="string">
            <text:p>User should be able to forgot password functionality.</text:p>
          </table:table-cell>
          <table:table-cell office:value-type="string">
            <text:p>p1</text:p>
          </table:table-cell>
          <table:table-cell table:number-columns-repeated="3"/>
        </table:table-row>
        <table:table-row table:style-name="ro8">
          <table:table-cell office:value-type="string">
            <text:p>TC RA_006</text:p>
          </table:table-cell>
          <table:table-cell office:value-type="string">
            <text:p>TS_001( Register Account)</text:p>
          </table:table-cell>
          <table:table-cell office:value-type="string">
            <text:p>Validate the user email address of functionality.</text:p>
          </table:table-cell>
          <table:table-cell office:value-type="string">
            <text:p>open the Application https://www.financial managementSystem.com</text:p>
          </table:table-cell>
          <table:table-cell office:value-type="string">
            <text:p>NA</text:p>
          </table:table-cell>
          <table:table-cell office:value-type="string">
            <text:p>User should be able to put the mail address</text:p>
          </table:table-cell>
          <table:table-cell office:value-type="string">
            <text:p>p1</text:p>
          </table:table-cell>
          <table:table-cell table:number-columns-repeated="3"/>
        </table:table-row>
        <table:table-row table:style-name="ro8">
          <table:table-cell office:value-type="string">
            <text:p>TC RA_007</text:p>
          </table:table-cell>
          <table:table-cell office:value-type="string">
            <text:p>TS_001( Register Account)</text:p>
          </table:table-cell>
          <table:table-cell office:value-type="string">
            <text:p>Validate the user put the contact number.</text:p>
          </table:table-cell>
          <table:table-cell office:value-type="string">
            <text:p>open the Application https://www.financial managementSystem.com</text:p>
          </table:table-cell>
          <table:table-cell office:value-type="string">
            <text:p>NA</text:p>
          </table:table-cell>
          <table:table-cell office:value-type="string">
            <text:p>user should be able to contact number.</text:p>
          </table:table-cell>
          <table:table-cell office:value-type="string">
            <text:p>p1</text:p>
          </table:table-cell>
          <table:table-cell table:number-columns-repeated="3"/>
        </table:table-row>
        <table:table-row table:style-name="ro8">
          <table:table-cell office:value-type="string">
            <text:p>TC RA_008</text:p>
          </table:table-cell>
          <table:table-cell office:value-type="string">
            <text:p>TS_001( Register Account)</text:p>
          </table:table-cell>
          <table:table-cell office:value-type="string">
            <text:p>Validate the put the address information.</text:p>
          </table:table-cell>
          <table:table-cell office:value-type="string">
            <text:p>open the Application https://www.financial managementSystem.com</text:p>
          </table:table-cell>
          <table:table-cell office:value-type="string">
            <text:p>NA</text:p>
          </table:table-cell>
          <table:table-cell office:value-type="string">
            <text:p>user should be able to put the address.</text:p>
          </table:table-cell>
          <table:table-cell office:value-type="string">
            <text:p>P2</text:p>
          </table:table-cell>
          <table:table-cell table:number-columns-repeated="3"/>
        </table:table-row>
        <table:table-row table:style-name="ro8">
          <table:table-cell office:value-type="string">
            <text:p>TC RA_009</text:p>
          </table:table-cell>
          <table:table-cell office:value-type="string">
            <text:p>TS_001( Register Account)</text:p>
          </table:table-cell>
          <table:table-cell office:value-type="string">
            <text:p>Validate the user Privacy policy checkbox option is not selected by default.</text:p>
          </table:table-cell>
          <table:table-cell office:value-type="string">
            <text:p>Open the Application https://www.financial managementSystem.com</text:p>
          </table:table-cell>
          <table:table-cell office:value-type="string">
            <text:p>NA</text:p>
          </table:table-cell>
          <table:table-cell office:value-type="string">
            <text:p>Privacy Policy checkbox option is not selected by default.</text:p>
          </table:table-cell>
          <table:table-cell office:value-type="string">
            <text:p>P2</text:p>
          </table:table-cell>
          <table:table-cell table:number-columns-repeated="3"/>
        </table:table-row>
        <table:table-row table:style-name="ro8">
          <table:table-cell office:value-type="string">
            <text:p>TC RA_10</text:p>
          </table:table-cell>
          <table:table-cell office:value-type="string">
            <text:p>TS_001( Register Account)</text:p>
          </table:table-cell>
          <table:table-cell office:value-type="string">
            <text:p>Validate Registering the account without selecting the privacy policy checkbox option.</text:p>
          </table:table-cell>
          <table:table-cell office:value-type="string">
            <text:p>Open the Application https://www.financial managementSystem.com</text:p>
          </table:table-cell>
          <table:table-cell office:value-type="string">
            <text:p>NA</text:p>
          </table:table-cell>
          <table:table-cell office:value-type="string">
            <text:p>Waring message must be able to the privacy policy should be displayed.</text:p>
          </table:table-cell>
          <table:table-cell office:value-type="string">
            <text:p>P3</text:p>
          </table:table-cell>
          <table:table-cell table:number-columns-repeated="3"/>
        </table:table-row>
        <table:table-row table:style-name="ro8">
          <table:table-cell office:value-type="string">
            <text:p>TC RA_11</text:p>
          </table:table-cell>
          <table:table-cell office:value-type="string">
            <text:p>TS_001( Register Account)</text:p>
          </table:table-cell>
          <table:table-cell office:value-type="string">
            <text:p>Validate the password text entered into the password field of register account functionality is logging to hide its visibility.</text:p>
          </table:table-cell>
          <table:table-cell office:value-type="string">
            <text:p>open the Application https://www.financial managementSystem.com</text:p>
          </table:table-cell>
          <table:table-cell office:value-type="string">
            <text:p>NA</text:p>
          </table:table-cell>
          <table:table-cell office:value-type="string">
            <text:p>Password text entered into password fields need to be toggled to hide its visibilty (It should be hidden by displaying *or .symbols.</text:p>
          </table:table-cell>
          <table:table-cell office:value-type="string">
            <text:p>P3</text:p>
          </table:table-cell>
          <table:table-cell table:number-columns-repeated="3"/>
        </table:table-row>
        <table:table-row table:style-name="ro8">
          <table:table-cell office:value-type="string">
            <text:p>TC RA_12</text:p>
          </table:table-cell>
          <table:table-cell office:value-type="string">
            <text:p>TS_001( Register Account)</text:p>
          </table:table-cell>
          <table:table-cell office:value-type="string">
            <text:p>Validate navigating to other pages using the option or links provided on the Register Account pages.</text:p>
          </table:table-cell>
          <table:table-cell office:value-type="string">
            <text:p>Open the Application https://www.financial managementSystem.com</text:p>
          </table:table-cell>
          <table:table-cell office:value-type="string">
            <text:p>NA</text:p>
          </table:table-cell>
          <table:table-cell office:value-type="string">
            <text:p>User should be navigated to the respective pages without any problems.</text:p>
          </table:table-cell>
          <table:table-cell table:number-columns-repeated="4"/>
        </table:table-row>
        <table:table-row table:style-name="ro8">
          <table:table-cell office:value-type="string">
            <text:p>TC RA_13</text:p>
          </table:table-cell>
          <table:table-cell office:value-type="string">
            <text:p>TS_001( Register Account)</text:p>
          </table:table-cell>
          <table:table-cell office:value-type="string">
            <text:p>Validate the Breadcrumb page Heading page URL page Title of Register Account Page.</text:p>
          </table:table-cell>
          <table:table-cell office:value-type="string">
            <text:p>Open the Applicatiohttps://www.financial managementSystem.com</text:p>
          </table:table-cell>
          <table:table-cell office:value-type="string">
            <text:p>NA</text:p>
          </table:table-cell>
          <table:table-cell office:value-type="string">
            <text:p>Proper Breadcrumb Page URL and page Title should be displayed.</text:p>
          </table:table-cell>
          <table:table-cell office:value-type="string">
            <text:p>P3</text:p>
          </table:table-cell>
          <table:table-cell table:number-columns-repeated="3"/>
        </table:table-row>
        <table:table-row table:style-name="ro8">
          <table:table-cell office:value-type="string">
            <text:p>TC RA_14</text:p>
          </table:table-cell>
          <table:table-cell office:value-type="string">
            <text:p>TS_001( Register Account)</text:p>
          </table:table-cell>
          <table:table-cell office:value-type="string">
            <text:p>Validate the UI of the Register account pages.</text:p>
          </table:table-cell>
          <table:table-cell office:value-type="string">
            <text:p>Open the Applicatiohttps://www.financial managementSystem.com</text:p>
          </table:table-cell>
          <table:table-cell office:value-type="string">
            <text:p>NA</text:p>
          </table:table-cell>
          <table:table-cell office:value-type="string">
            <text:p>Proper and good UI should be displayed the register.</text:p>
          </table:table-cell>
          <table:table-cell office:value-type="string">
            <text:p>P3</text:p>
          </table:table-cell>
          <table:table-cell table:number-columns-repeated="3"/>
        </table:table-row>
        <table:table-row table:style-name="ro8">
          <table:table-cell office:value-type="string">
            <text:p>TC RA_15</text:p>
          </table:table-cell>
          <table:table-cell office:value-type="string">
            <text:p>TS_001( Register Account)</text:p>
          </table:table-cell>
          <table:table-cell office:value-type="string">
            <text:p>Validate Register Account functionality I all the supported enviroments.</text:p>
          </table:table-cell>
          <table:table-cell office:value-type="string">
            <text:p>Open the Applicatiohttps://www.financial managementSystem.com</text:p>
          </table:table-cell>
          <table:table-cell office:value-type="string">
            <text:p>NA</text:p>
          </table:table-cell>
          <table:table-cell office:value-type="string">
            <text:p>Register Account Functionality should work in all the supported environments.</text:p>
          </table:table-cell>
          <table:table-cell office:value-type="string">
            <text:p>P3</text:p>
          </table:table-cell>
          <table:table-cell table:number-columns-repeated="3"/>
        </table:table-row>
        <table:table-row table:style-name="ro8">
          <table:table-cell office:value-type="string">
            <text:p>TC RA_16</text:p>
          </table:table-cell>
          <table:table-cell office:value-type="string">
            <text:p>TS_001( Register Account)</text:p>
          </table:table-cell>
          <table:table-cell office:value-type="string">
            <text:p>Verify that user should not be able to register with blank Name Email, Mobile, Password.</text:p>
          </table:table-cell>
          <table:table-cell office:value-type="string">
            <text:p>Open the Applicatiohttps://www.financial managementSystem.com</text:p>
          </table:table-cell>
          <table:table-cell office:value-type="string">
            <text:p>NA</text:p>
          </table:table-cell>
          <table:table-cell office:value-type="string">
            <text:p>Below Every field there should front end validation error message should be displayed.</text:p>
          </table:table-cell>
          <table:table-cell office:value-type="string">
            <text:p>P3</text:p>
          </table:table-cell>
          <table:table-cell table:number-columns-repeated="3"/>
        </table:table-row>
        <table:table-row table:style-name="ro8">
          <table:table-cell office:value-type="string">
            <text:p>TC RA_17</text:p>
          </table:table-cell>
          <table:table-cell office:value-type="string">
            <text:p>TS_001( Register Account)</text:p>
          </table:table-cell>
          <table:table-cell office:value-type="string">
            <text:p>Verify that user should not able to register by entering invalid email id.</text:p>
          </table:table-cell>
          <table:table-cell office:value-type="string">
            <text:p>Open the Applicatiohttps://www.financial managementSystem.com</text:p>
          </table:table-cell>
          <table:table-cell office:value-type="string">
            <text:p>NA</text:p>
          </table:table-cell>
          <table:table-cell office:value-type="string">
            <text:p>Front end error message should be displayed .</text:p>
          </table:table-cell>
          <table:table-cell office:value-type="string">
            <text:p>P3</text:p>
          </table:table-cell>
          <table:table-cell table:number-columns-repeated="3"/>
        </table:table-row>
        <table:table-row table:style-name="ro8">
          <table:table-cell office:value-type="string">
            <text:p>TC RA_18</text:p>
          </table:table-cell>
          <table:table-cell office:value-type="string">
            <text:p>TS_001( Register Account)</text:p>
          </table:table-cell>
          <table:table-cell office:value-type="string">
            <text:p>Verify the user should not be register with already used email id</text:p>
          </table:table-cell>
          <table:table-cell office:value-type="string">
            <text:p>open the Applicatiohttps://www.financial managementSystem.com</text:p>
          </table:table-cell>
          <table:table-cell office:value-type="string">
            <text:p>NA</text:p>
          </table:table-cell>
          <table:table-cell office:value-type="string">
            <text:p>Error message should be displayed user with this email already exist.</text:p>
          </table:table-cell>
          <table:table-cell office:value-type="string">
            <text:p>P3</text:p>
          </table:table-cell>
          <table:table-cell table:number-columns-repeated="3"/>
        </table:table-row>
        <table:table-row table:style-name="ro8">
          <table:table-cell office:value-type="string">
            <text:p>TC RA_19</text:p>
          </table:table-cell>
          <table:table-cell office:value-type="string">
            <text:p>TS_001( Register Account)</text:p>
          </table:table-cell>
          <table:table-cell office:value-type="string">
            <text:p>Verify that user should not able to register with the help of invalid mobile number.</text:p>
          </table:table-cell>
          <table:table-cell office:value-type="string">
            <text:p>Open the Applicatiohttps://www.financial managementSystem.com</text:p>
          </table:table-cell>
          <table:table-cell office:value-type="string">
            <text:p>NA</text:p>
          </table:table-cell>
          <table:table-cell office:value-type="string">
            <text:p>Front end error message should be displayed .</text:p>
          </table:table-cell>
          <table:table-cell office:value-type="string">
            <text:p>P3</text:p>
          </table:table-cell>
          <table:table-cell table:number-columns-repeated="3"/>
        </table:table-row>
        <table:table-row table:style-name="ro8">
          <table:table-cell office:value-type="string">
            <text:p>TC RA_20</text:p>
          </table:table-cell>
          <table:table-cell office:value-type="string">
            <text:p>TS_001( Register Account)</text:p>
          </table:table-cell>
          <table:table-cell office:value-type="string">
            <text:p>Verify that alphabets and special character should not be allowed in mobile number field.</text:p>
          </table:table-cell>
          <table:table-cell office:value-type="string">
            <text:p>open the Applicatiohttps://www.financial managementSystem.com</text:p>
          </table:table-cell>
          <table:table-cell office:value-type="string">
            <text:p>NA</text:p>
          </table:table-cell>
          <table:table-cell office:value-type="string">
            <text:p>Front end error message should be displayed only number are allowed in mobile number field.</text:p>
          </table:table-cell>
          <table:table-cell office:value-type="string">
            <text:p>P3</text:p>
          </table:table-cell>
          <table:table-cell table:number-columns-repeated="3"/>
        </table:table-row>
        <table:table-row table:style-name="ro8" table:number-rows-repeated="7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8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2"/>
        </table:table-row>
      </table:table>
      <table:table table:name="Sheet2" table:style-name="ta1" table:print="false">
        <table:table-column table:style-name="co5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3">08/03/2024</text:date>, <text:time>11:5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3T11:46:56.95</meta:creation-date>
    <meta:editing-duration>PT11M1S</meta:editing-duration>
    <meta:editing-cycles>2</meta:editing-cycles>
    <meta:generator>OpenOffice/4.1.13$Win32 OpenOffice.org_project/4113m1$Build-9810</meta:generator>
    <meta:initial-creator>Saimon Bhuiyan</meta:initial-creator>
    <dc:date>2024-08-03T11:57:55.72</dc:date>
    <dc:creator>Saimon Bhuiyan</dc:creator>
    <meta:document-statistic meta:table-count="3" meta:cell-count="146" meta:object-count="0"/>
  </office:meta>
</office:document-meta>
</file>